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6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/>
    </style:style>
    <style:style style:name="gr8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135cm"/>
    </style:style>
    <style:style style:name="gr9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0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loext:graphic-properties draw:fill="none" draw:fill-color="#ffffff"/>
      <style:text-properties fo:font-size="10.5pt" fo:font-weight="normal" style:font-size-asian="10.5pt" style:font-weight-asian="normal" style:font-size-complex="10.5pt" style:font-weight-complex="normal"/>
    </style:style>
    <style:style style:name="P4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5.572cm" svg:x2="2.27cm" svg:y2="2.143cm">
          <text:p/>
        </draw:line>
        <draw:line draw:style-name="gr1" draw:text-style-name="P1" draw:layer="layout" svg:x1="2.27cm" svg:y1="5.572cm" svg:x2="8.366cm" svg:y2="5.572cm">
          <text:p/>
        </draw:line>
        <draw:line draw:style-name="gr2" draw:text-style-name="P1" draw:layer="layout" svg:x1="2.143cm" svg:y1="2.905cm" svg:x2="2.397cm" svg:y2="2.905cm">
          <text:p/>
        </draw:line>
        <draw:frame draw:style-name="gr3" draw:text-style-name="P2" draw:layer="layout" svg:width="1.277cm" svg:height="0.569cm" svg:x="1.12cm" svg:y="2.617cm">
          <draw:text-box>
            <text:p><text:span text:style-name="T1">Peak</text:span></text:p>
          </draw:text-box>
        </draw:frame>
        <draw:frame draw:style-name="gr4" draw:text-style-name="P3" draw:layer="layout" svg:width="2.602cm" svg:height="0.662cm" svg:x="2.397cm" svg:y="2.143cm">
          <draw:text-box>
            <text:p><text:span text:style-name="T2">Performance</text:span></text:p>
          </draw:text-box>
        </draw:frame>
        <draw:frame draw:style-name="gr5" draw:text-style-name="P4" draw:layer="layout" svg:width="5.26cm" svg:height="0.645cm" svg:x="2.725cm" svg:y="5.572cm">
          <draw:text-box>
            <text:p><text:span text:style-name="T3">Number of method invocations</text:span></text:p>
          </draw:text-box>
        </draw:frame>
        <draw:custom-shape draw:style-name="gr6" draw:text-style-name="P5" draw:layer="layout" svg:width="0.508cm" svg:height="0.508cm" svg:x="2.27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259cm" svg:height="0.645cm" svg:x="0.773cm" svg:y="4.556cm">
          <draw:text-box>
            <text:p><text:span text:style-name="T4">Interpreter</text:span></text:p>
          </draw:text-box>
        </draw:frame>
        <draw:custom-shape draw:style-name="gr8" draw:text-style-name="P7" draw:layer="layout" svg:width="0.635cm" svg:height="2.667cm" svg:x="5.318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08cm" svg:height="2.667cm" svg:x="5.826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08cm" svg:height="2.667cm" svg:x="6.334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08cm" svg:height="2.667cm" svg:x="6.842cm" svg:y="2.905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285cm" svg:height="0.683cm" svg:x="4.541cm" svg:y="2.349cm">
          <draw:text-box>
            <text:p><text:span text:style-name="T5">C2</text:span></text:p>
          </draw:text-box>
        </draw:frame>
        <draw:custom-shape draw:style-name="gr8" draw:text-style-name="P7" draw:layer="layout" svg:width="0.635cm" svg:height="2.667cm" svg:x="3.286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08cm" svg:height="2.667cm" svg:x="3.794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08cm" svg:height="2.667cm" svg:x="4.302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08cm" svg:height="2.667cm" svg:x="4.81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08cm" svg:height="2.667cm" svg:x="2.778cm" svg:y="2.90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7:30:28.190229249</meta:creation-date>
    <dc:date>2015-07-20T12:12:39.083412923</dc:date>
    <meta:editing-duration>PT31M32S</meta:editing-duration>
    <meta:editing-cycles>10</meta:editing-cycles>
    <meta:generator>LibreOffice/4.4.4.3$Linux_X86_64 LibreOffice_project/40m0$Build-3</meta:generator>
    <meta:document-statistic meta:object-count="18"/>
  </office:meta>
</office:document-meta>
</file>